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8.895cm" table:align="center"/>
    </style:style>
    <style:style style:name="Table1.A" style:family="table-column">
      <style:table-column-properties style:column-width="11.652cm"/>
    </style:style>
    <style:style style:name="Table1.B" style:family="table-column">
      <style:table-column-properties style:column-width="7.243cm"/>
    </style:style>
    <style:style style:name="Table1.A1.1" style:family="table-column">
      <style:table-column-properties style:column-width="4.441cm"/>
    </style:style>
    <style:style style:name="Table1.A1.2" style:family="table-column">
      <style:table-column-properties style:column-width="7.211cm"/>
    </style:style>
    <style:style style:name="Table1.A1.1" style:family="table-row">
      <style:table-row-properties style:min-row-height="1.143cm"/>
    </style:style>
    <style:style style:name="Table1.A1.1.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none"/>
    </style:style>
    <style:style style:name="Table1.A1.2.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none"/>
    </style:style>
    <style:style style:name="Table1.A1.1.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/>
    </style:style>
    <style:style style:name="Table1.A1.2.2" style:family="table-cell">
      <style:table-cell-properties style:vertical-align="top" fo:padding-left="0.191cm" fo:padding-right="0.191cm" fo:padding-top="0cm" fo:padding-bottom="0cm" fo:border="none"/>
    </style:style>
    <style:style style:name="Table1.B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.A2.2" style:family="table-column">
      <style:table-column-properties style:column-width="0.683cm"/>
    </style:style>
    <style:style style:name="Table1.A2.3" style:family="table-column">
      <style:table-column-properties style:column-width="3.263cm"/>
    </style:style>
    <style:style style:name="Table1.A2.4" style:family="table-column">
      <style:table-column-properties style:column-width="3.265cm"/>
    </style:style>
    <style:style style:name="Table1.A2.1.1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.A2.2.1" style:family="table-cell">
      <style:table-cell-properties style:vertical-align="top" fo:padding-left="0.191cm" fo:padding-right="0.191cm" fo:padding-top="0cm" fo:padding-bottom="0cm" fo:border-left="none" fo:border-right="none" fo:border-top="none" fo:border-bottom="0.035cm solid #000000"/>
    </style:style>
    <style:style style:name="Table1.A2.1.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1.A2.2.2" style:family="table-cell">
      <style:table-cell-properties style:vertical-align="top" fo:padding-left="0.191cm" fo:padding-right="0.191cm" fo:padding-top="0cm" fo:padding-bottom="0cm" fo:border-left="none" fo:border-right="none" fo:border-top="none" fo:border-bottom="0.002cm solid #000000"/>
    </style:style>
    <style:style style:name="Table1.A2.4" style:family="table-row">
      <style:table-row-properties style:min-row-height="2.54cm"/>
    </style:style>
    <style:style style:name="Table1.A2.5" style:family="table-row">
      <style:table-row-properties style:row-height="0.762cm"/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size="10pt" style:font-size-asian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5" style:family="paragraph" style:parent-style-name="Standard">
      <style:text-properties fo:color="#000000" fo:font-size="10pt" fo:font-weight="bold" style:font-size-asian="10pt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&lt;AnimalTypeName&gt;&gt; Animal Details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>
            <table:table table:is-sub-table="true">
              <table:table-column table:style-name="Table1.A1.1"/>
              <table:table-column table:style-name="Table1.A1.2"/>
              <table:table-row table:style-name="Table1.A1.1">
                <table:table-cell table:style-name="Table1.A1.1.1" office:value-type="string">
                  <text:p text:style-name="Standard">Date of entry</text:p>
                </table:table-cell>
                <table:table-cell table:style-name="Table1.A1.2.1" office:value-type="string">
                  <text:p text:style-name="P2">&lt;&lt;DateBroughtIn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Ref</text:p>
                </table:table-cell>
                <table:table-cell table:style-name="Table1.A1.2.2" office:value-type="string">
                  <text:p text:style-name="P2">&lt;&lt;ShelterCod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Name</text:p>
                </table:table-cell>
                <table:table-cell table:style-name="Table1.A1.2.2" office:value-type="string">
                  <text:p text:style-name="P2">&lt;&lt;AnimalNam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Animal Type</text:p>
                </table:table-cell>
                <table:table-cell table:style-name="Table1.A1.2.2" office:value-type="string">
                  <text:p text:style-name="P2">&lt;&lt;AnimalTypeNam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Species</text:p>
                </table:table-cell>
                <table:table-cell table:style-name="Table1.A1.2.2" office:value-type="string">
                  <text:p text:style-name="P2">&lt;&lt;SpeciesNam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Breed</text:p>
                </table:table-cell>
                <table:table-cell table:style-name="Table1.A1.2.2" office:value-type="string">
                  <text:p text:style-name="P2">&lt;&lt;BreedNam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Litter ID</text:p>
                </table:table-cell>
                <table:table-cell table:style-name="Table1.A1.2.2" office:value-type="string">
                  <text:p text:style-name="P2">&lt;&lt;AcceptanceNumber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Sex</text:p>
                </table:table-cell>
                <table:table-cell table:style-name="Table1.A1.2.2" office:value-type="string">
                  <text:p text:style-name="P2">&lt;&lt;Sex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Neutered?</text:p>
                </table:table-cell>
                <table:table-cell table:style-name="Table1.A1.2.2" office:value-type="string">
                  <text:p text:style-name="P2">&lt;&lt;Neutered&gt;&gt;, &lt;&lt;NeuteredDat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Age</text:p>
                </table:table-cell>
                <table:table-cell table:style-name="Table1.A1.2.2" office:value-type="string">
                  <text:p text:style-name="P2">&lt;&lt;Age&gt;&gt;</text:p>
                </table:table-cell>
              </table:table-row>
              <table:table-row table:style-name="Table1.A1.1">
                <table:table-cell table:style-name="Table1.A1.1.2" office:value-type="string">
                  <text:p text:style-name="Standard">Colour &amp; Markings</text:p>
                </table:table-cell>
                <table:table-cell table:style-name="Table1.A1.2.2" office:value-type="string">
                  <text:p text:style-name="P2">&lt;&lt;BaseColorName&gt;&gt;, &lt;&lt;Markings&gt;&gt;</text:p>
                </table:table-cell>
              </table:table-row>
            </table:table>
          </table:table-cell>
          <table:table-cell table:style-name="Table1.B1" office:value-type="string">
            <text:p text:style-name="Standard">Comments (available to the public)</text:p>
            <text:p text:style-name="P2">&lt;&lt;AnimalComments&gt;&gt;</text:p>
          </table:table-cell>
        </table:table-row>
        <table:table-row>
          <table:table-cell>
            <table:table table:is-sub-table="true">
              <table:table-column table:style-name="Table1.A1.1"/>
              <table:table-column table:style-name="Table1.A2.2"/>
              <table:table-column table:style-name="Table1.A2.3"/>
              <table:table-column table:style-name="Table1.A2.4"/>
              <table:table-row table:style-name="Table1.A1.1">
                <table:table-cell table:style-name="Table1.A2.1.1" office:value-type="string">
                  <text:p text:style-name="Standard">Microchip Number</text:p>
                </table:table-cell>
                <table:table-cell table:style-name="Table1.A2.2.1" table:number-columns-spanned="3" office:value-type="string">
                  <text:p text:style-name="P2">&lt;&lt;IdentichipNumber&gt;&gt;</text:p>
                </table:table-cell>
                <table:covered-table-cell/>
                <table:covered-table-cell/>
              </table:table-row>
              <table:table-row table:style-name="Table1.A1.1">
                <table:table-cell table:style-name="Table1.A2.1.2" office:value-type="string">
                  <text:p text:style-name="Standard">Reason for entry</text:p>
                </table:table-cell>
                <table:table-cell table:style-name="Table1.A2.2.2" table:number-columns-spanned="3" office:value-type="string">
                  <text:p text:style-name="P2">&lt;&lt;ReasonForEntry&gt;&gt;</text:p>
                </table:table-cell>
                <table:covered-table-cell/>
                <table:covered-table-cell/>
              </table:table-row>
              <table:table-row table:style-name="Table1.A1.1">
                <table:table-cell table:style-name="Table1.A2.1.2" office:value-type="string">
                  <text:p text:style-name="Standard">Medical Problems</text:p>
                </table:table-cell>
                <table:table-cell table:style-name="Table1.A2.2.2" table:number-columns-spanned="3" office:value-type="string">
                  <text:p text:style-name="P2">&lt;&lt;HealthProblems&gt;&gt;</text:p>
                </table:table-cell>
                <table:covered-table-cell/>
                <table:covered-table-cell/>
              </table:table-row>
              <table:table-row table:style-name="Table1.A2.4">
                <table:table-cell table:style-name="Table1.A2.1.1" office:value-type="string">
                  <text:p text:style-name="Standard">Owner Details</text:p>
                </table:table-cell>
                <table:table-cell table:style-name="Table1.A2.2.1" table:number-columns-spanned="3" office:value-type="string">
                  <text:p text:style-name="P2">&lt;&lt;OriginalOwnerName&gt;&gt;</text:p>
                  <text:p text:style-name="P2">&lt;&lt;OriginalOwnerAddress&gt;&gt;</text:p>
                  <text:p text:style-name="P2">&lt;&lt;OriginalOwnerZipcode&gt;&gt;</text:p>
                </table:table-cell>
                <table:covered-table-cell/>
                <table:covered-table-cell/>
              </table:table-row>
              <table:table-row table:style-name="Table1.A2.5">
                <table:table-cell table:style-name="Table1.A2.1.1" table:number-columns-spanned="4" office:value-type="string">
                  <text:p text:style-name="P3">Vaccination Details</text:p>
                </table:table-cell>
                <table:covered-table-cell/>
                <table:covered-table-cell/>
                <table:covered-table-cell/>
              </table:table-row>
              <table:table-row table:style-name="Table1.A2.5">
                <table:table-cell table:style-name="Table1.A2.1.1" table:number-columns-spanned="2" office:value-type="string">
                  <text:p text:style-name="P4">Vaccination Name</text:p>
                </table:table-cell>
                <table:covered-table-cell/>
                <table:table-cell table:style-name="Table1.A2.1.1" office:value-type="string">
                  <text:p text:style-name="P4">Date Required</text:p>
                </table:table-cell>
                <table:table-cell table:style-name="Table1.A2.1.1" office:value-type="string">
                  <text:p text:style-name="P4">Date Given</text:p>
                </table:table-cell>
              </table:table-row>
              <table:table-row table:style-name="Table1.A2.5">
                <table:table-cell table:style-name="Table1.A2.1.2" table:number-columns-spanned="2" office:value-type="string">
                  <text:p text:style-name="P5">&lt;&lt;VaccinationName1&gt;&gt;</text:p>
                </table:table-cell>
                <table:covered-table-cell/>
                <table:table-cell table:style-name="Table1.A2.1.2" office:value-type="string">
                  <text:p text:style-name="P5">&lt;&lt;VaccinationRequired1&gt;&gt;</text:p>
                </table:table-cell>
                <table:table-cell table:style-name="Table1.A2.1.2" office:value-type="string">
                  <text:p text:style-name="P5">&lt;&lt;VaccinationGiven1&gt;&gt;</text:p>
                </table:table-cell>
              </table:table-row>
              <table:table-row table:style-name="Table1.A2.5">
                <table:table-cell table:style-name="Table1.A2.1.2" table:number-columns-spanned="2" office:value-type="string">
                  <text:p text:style-name="P5">&lt;&lt;VaccinationName2&gt;&gt;</text:p>
                </table:table-cell>
                <table:covered-table-cell/>
                <table:table-cell table:style-name="Table1.A2.1.2" office:value-type="string">
                  <text:p text:style-name="P5">&lt;&lt;VaccinationRequired2&gt;&gt;</text:p>
                </table:table-cell>
                <table:table-cell table:style-name="Table1.A2.1.2" office:value-type="string">
                  <text:p text:style-name="P5">&lt;&lt;VaccinationGiven2&gt;&gt;</text:p>
                </table:table-cell>
              </table:table-row>
              <table:table-row table:style-name="Table1.A2.5">
                <table:table-cell table:style-name="Table1.A2.1.2" table:number-columns-spanned="2" office:value-type="string">
                  <text:p text:style-name="P5">&lt;&lt;VaccinationName3&gt;&gt;</text:p>
                </table:table-cell>
                <table:covered-table-cell/>
                <table:table-cell table:style-name="Table1.A2.1.2" office:value-type="string">
                  <text:p text:style-name="P5">&lt;&lt;VaccinationRequired3&gt;&gt;</text:p>
                </table:table-cell>
                <table:table-cell table:style-name="Table1.A2.1.2" office:value-type="string">
                  <text:p text:style-name="P5">&lt;&lt;VaccinationGiven3&gt;&gt;</text:p>
                </table:table-cell>
              </table:table-row>
              <table:table-row table:style-name="Table1.A2.5">
                <table:table-cell table:style-name="Table1.A2.1.1" table:number-columns-spanned="2" office:value-type="string">
                  <text:p text:style-name="P5">&lt;&lt;VaccinationName4&gt;&gt;</text:p>
                </table:table-cell>
                <table:covered-table-cell/>
                <table:table-cell table:style-name="Table1.A2.1.1" office:value-type="string">
                  <text:p text:style-name="P5">&lt;&lt;VaccinationRequired4&gt;&gt;</text:p>
                </table:table-cell>
                <table:table-cell table:style-name="Table1.A2.1.1" office:value-type="string">
                  <text:p text:style-name="P5">&lt;&lt;VaccinationGiven4&gt;&gt;</text:p>
                </table:table-cell>
              </table:table-row>
            </table:table>
          </table:table-cell>
          <table:table-cell table:style-name="Table1.B2" office:value-type="string">
            <text:p text:style-name="Standard">Comments (not available to the public)</text:p>
            <text:p text:style-name="P2">&lt;&lt;HiddenAnimalDetails&gt;&g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2pt" fo:language="en" fo:country="GB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&lt;&lt;AnimalTypeName&gt;&gt; Animal Details</dc:title>
    <meta:initial-creator>Unknown User</meta:initial-creator>
    <meta:creation-date>2002-01-07T16:26:00</meta:creation-date>
    <dc:date>2010-02-09T14:27:27</dc:date>
    <meta:print-date>2002-01-07T15:39:00</meta:print-date>
    <dc:language>en-US</dc:language>
    <meta:editing-cycles>7</meta:editing-cycles>
    <meta:editing-duration>PT00H02M03S</meta:editing-duration>
    <meta:document-statistic meta:table-count="1" meta:image-count="0" meta:object-count="0" meta:page-count="1" meta:paragraph-count="53" meta:word-count="81" meta:character-count="921"/>
    <meta:user-defined meta:name="Info 1"/>
    <meta:user-defined meta:name="Info 2"/>
    <meta:user-defined meta:name="Info 3"/>
    <meta:user-defined meta:name="Info 4"/>
  </office:meta>
</office:document-meta>
</file>